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/>
    </style:style>
    <style:style style:name="gr2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0cm" fo:min-width="0cm" fo:wrap-option="wrap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none" draw:opacity="0%" draw:textarea-horizontal-align="justify" draw:textarea-vertical-align="middle" draw:auto-grow-height="false" draw:shadow-opacity="0%"/>
    </style:style>
    <style:style style:name="gr6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style:paragraph-properties fo:text-align="center"/>
      <style:text-properties fo:font-size="10.5pt" style:font-size-asian="18pt" style:font-size-complex="18pt"/>
    </style:style>
    <style:style style:name="P4" style:family="paragraph">
      <style:paragraph-properties fo:text-align="center"/>
      <style:text-properties fo:font-size="10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0.5pt" style:font-size-asian="18pt" style:font-size-complex="18pt"/>
    </style:style>
    <style:style style:name="T3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65cm" svg:height="5.25cm" svg:x="2.04cm" svg:y="1.25cm">
          <text:p text:style-name="P1"><text:span text:style-name="T1">Stat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49cm" svg:height="5.13cm" svg:x="16.41cm" svg:y="1.3cm">
          <text:p text:style-name="P1"><text:span text:style-name="T1">State B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9" draw:layer="layout" svg:width="3.44cm" svg:height="0.71cm" svg:x="2.97cm" svg:y="2.27cm">
          <text:p text:style-name="P1"><text:span text:style-name="T2">Src: Acivation ifa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8" draw:layer="layout" svg:width="3.44cm" svg:height="0.71cm" svg:x="2.97cm" svg:y="2.98cm">
          <text:p text:style-name="P1"><text:span text:style-name="T2">Dest: Data ifa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0" draw:layer="layout" svg:width="3.44cm" svg:height="0.71cm" svg:x="14.55cm" svg:y="2.28cm">
          <text:p text:style-name="P1"><text:span text:style-name="T2">Dest: Acivation ifa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44cm" svg:height="0.71cm" svg:x="14.55cm" svg:y="2.99cm">
          <text:p text:style-name="P1"><text:span text:style-name="T2">Src: Data ifac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11" draw:layer="layout" svg:width="5.22cm" svg:height="1.16cm" svg:x="10.86cm" svg:y="6cm">
          <text:p text:style-name="P1"><text:span text:style-name="T3">Extender (multipoint) – contains 2 empty slots (without Src/Dest)</text:span></text:p>
          <draw:enhanced-geometry svg:viewBox="0 0 21600 21600" draw:path-stretchpoint-x="10800" draw:path-stretchpoint-y="10800" draw:text-areas="?f3 ?f4 ?f5 ?f6" draw:type="round-rectangle" draw:modifiers="5664.099895941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1" draw:layer="layout" svg:width="3.44cm" svg:height="0.71cm" svg:x="2.97cm" svg:y="3.69cm">
          <text:p text:style-name="P1"><text:span text:style-name="T2">Ref to conn poi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6" draw:layer="layout" svg:width="3.78cm" svg:height="0.71cm" svg:x="8.74cm" svg:y="3.81cm">
          <draw:glue-point draw:id="4" svg:x="-2.142cm" svg:y="5.014cm"/>
          <text:p text:style-name="P1"><text:span text:style-name="T2">Ref to conn poi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5" draw:layer="layout" svg:width="3.44cm" svg:height="0.71cm" svg:x="14.55cm" svg:y="3.7cm">
          <draw:glue-point draw:id="4" svg:x="-2.142cm" svg:y="5.014cm"/>
          <text:p text:style-name="P1"><text:span text:style-name="T2">Ref to conn poin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6.41cm" svg:y1="4.045cm" svg:x2="8.62cm" svg:y2="4.63cm" draw:start-shape="id1" draw:start-glue-point="1" draw:end-shape="id2" draw:end-glue-point="3" svg:d="m6410 4045c1657 0 553 585 2210 585">
          <text:p/>
        </draw:connector>
        <draw:custom-shape draw:style-name="gr5" draw:text-style-name="P1" draw:id="id2" draw:layer="layout" svg:width="4.01cm" svg:height="1.92cm" svg:x="8.62cm" svg:y="3.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id="id3" draw:layer="layout" svg:width="3.78cm" svg:height="0.71cm" svg:x="8.74cm" svg:y="4.66cm">
          <draw:glue-point draw:id="4" svg:x="-2.142cm" svg:y="5.014cm"/>
          <text:p text:style-name="P1"><text:span text:style-name="T2">Ref to conn point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id="id4" draw:layer="layout" svg:width="3.71cm" svg:height="2.42cm" svg:x="2.83cm" svg:y="2.12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8.74cm" svg:y1="5.015cm" svg:x2="4.685cm" svg:y2="4.54cm" draw:start-shape="id3" draw:start-glue-point="3" draw:end-shape="id4" draw:end-glue-point="2" svg:d="m8740 5015c-1650 0-1375 13-1976 82s-2079 194-2079-557">
          <text:p/>
        </draw:connector>
        <draw:connector draw:style-name="gr4" draw:text-style-name="P1" draw:layer="layout" draw:type="curve" svg:x1="14.55cm" svg:y1="4.055cm" svg:x2="12.63cm" svg:y2="4.63cm" draw:start-shape="id5" draw:start-glue-point="3" draw:end-shape="id2" draw:end-glue-point="1" svg:d="m14550 4055c-1440 0-480 575-1920 575">
          <text:p/>
        </draw:connector>
        <draw:custom-shape draw:style-name="gr5" draw:text-style-name="P1" draw:id="id7" draw:layer="layout" svg:width="3.76cm" svg:height="2.44cm" svg:x="14.37cm" svg:y="2.12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2.52cm" svg:y1="4.165cm" svg:x2="16.25cm" svg:y2="4.56cm" draw:start-shape="id6" draw:start-glue-point="1" draw:end-shape="id7" draw:end-glue-point="2" svg:d="m12520 4165c1387 0 1156 448 1741 735s1989 411 1989-340">
          <text:p/>
        </draw:connector>
        <draw:connector draw:style-name="gr6" draw:text-style-name="P1" draw:layer="layout" draw:type="line" svg:x1="14.37cm" svg:y1="3.34cm" svg:x2="6.41cm" svg:y2="3.335cm" draw:start-shape="id7" draw:start-glue-point="3" draw:end-shape="id8" svg:d="m14370 3340-7960-5">
          <text:p/>
        </draw:connector>
        <draw:connector draw:style-name="gr6" draw:text-style-name="P1" draw:layer="layout" draw:type="line" svg:x1="6.41cm" svg:y1="2.625cm" svg:x2="14.55cm" svg:y2="2.635cm" draw:start-shape="id9" draw:start-glue-point="1" draw:end-shape="id10" svg:d="m6410 2625 8140 10">
          <text:p/>
        </draw:connector>
        <draw:connector draw:style-name="gr7" draw:text-style-name="P1" draw:layer="layout" draw:type="curve" svg:x1="10.86cm" svg:y1="6.58cm" svg:x2="10.625cm" svg:y2="5.59cm" draw:start-shape="id11" draw:start-glue-point="3" draw:end-shape="id2" draw:end-glue-point="2" svg:d="m10860 6580c-157 0-235-330-235-99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Yuri Borisov</meta:initial-creator>
    <meta:creation-date>2010-12-14T18:50:41</meta:creation-date>
    <dc:date>2010-12-24T20:50:35</dc:date>
    <dc:creator>Yuri Borisov</dc:creator>
    <meta:editing-duration>PT25H01M13S</meta:editing-duration>
    <meta:editing-cycles>10</meta:editing-cycles>
    <meta:generator>OpenOffice.org/3.2$Linux OpenOffice.org_project/320m12$Build-9483</meta:generator>
    <meta:document-statistic meta:object-count="21"/>
  </office:meta>
</office:document-meta>
</file>